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00d2368" officeooo:paragraph-rsid="000d2368"/>
    </style:style>
    <style:style style:name="P2" style:family="paragraph" style:parent-style-name="Title">
      <style:paragraph-properties fo:text-align="justify" style:justify-single-word="false"/>
      <style:text-properties fo:color="#1e6a39"/>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d2368"/>
    </style:style>
    <style:style style:name="P5" style:family="paragraph" style:parent-style-name="Standard">
      <style:paragraph-properties fo:text-align="justify" style:justify-single-word="false"/>
      <style:text-properties officeooo:paragraph-rsid="000f4274"/>
    </style:style>
    <style:style style:name="P6" style:family="paragraph" style:parent-style-name="Standard">
      <style:paragraph-properties fo:text-align="justify" style:justify-single-word="false"/>
      <style:text-properties officeooo:paragraph-rsid="000d77bb"/>
    </style:style>
    <style:style style:name="P7" style:family="paragraph" style:parent-style-name="Heading_20_2">
      <style:paragraph-properties fo:text-align="justify" style:justify-single-word="false"/>
    </style:style>
    <style:style style:name="P8" style:family="paragraph" style:parent-style-name="Standard">
      <style:paragraph-properties fo:text-align="justify" style:justify-single-word="false"/>
      <style:text-properties officeooo:paragraph-rsid="000d2368"/>
    </style:style>
    <style:style style:name="P9" style:family="paragraph" style:parent-style-name="Standard">
      <style:paragraph-properties fo:text-align="justify" style:justify-single-word="false"/>
      <style:text-properties officeooo:rsid="00239f05" officeooo:paragraph-rsid="00239f05"/>
    </style:style>
    <style:style style:name="P10" style:family="paragraph" style:parent-style-name="Heading_20_1">
      <style:paragraph-properties fo:text-align="justify" style:justify-single-word="false"/>
    </style:style>
    <style:style style:name="P11" style:family="paragraph" style:parent-style-name="Header">
      <style:text-properties officeooo:rsid="001c26a2" officeooo:paragraph-rsid="001c26a2"/>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77bb"/>
    </style:style>
    <style:style style:name="T2" style:family="text">
      <style:text-properties fo:font-weight="bold" style:font-weight-asian="bold" style:font-weight-complex="bold"/>
    </style:style>
    <style:style style:name="T3" style:family="text">
      <style:text-properties officeooo:rsid="00191a3c"/>
    </style:style>
    <style:style style:name="T4" style:family="text">
      <style:text-properties fo:language="en" fo:country="US" fo:font-weight="bold" style:font-size-asian="10.5pt" style:font-weight-asian="bold" style:font-weight-complex="bold"/>
    </style:style>
    <style:style style:name="T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eOffice<text:note text:id="ftn1" text:note-class="footnote"><text:note-citation>1</text:note-citation><text:note-body><text:p text:style-name="P1">Texto de la Wikipedia: <text:a xlink:type="simple" xlink:href="https://es.wikipedia.org/wiki/LibreOffice" text:style-name="Internet_20_link" text:visited-style-name="Visited_20_Internet_20_Link">https://es.wikipedia.org/wiki/LibreOffice</text:a></text:p></text:note-body></text:note></text:p>
      <text:p text:style-name="P3">LibreOffice es un paquete de software de oficina libre y de código abierto desarrollado por <text:span text:style-name="T2">The Document Foundation.</text:span> Se creó en 2010 como bifurcación de OpenOffice.org, otro antiguo proyecto de código abierto, que a su vez tenía como base inicial a la suite ofimática StarOffice, desarrollada por <text:span text:style-name="T2">StarDivision</text:span>, adquirida por <text:span text:style-name="T2">Sun</text:span> <text:span text:style-name="T2">Microsystems</text:span> en agosto de 1999. Su entorno está programado en los lenguajes informáticos <text:span text:style-name="T2">C++</text:span>, <text:span text:style-name="T2">Java</text:span> y <text:span text:style-name="T2">Python</text:span>.</text:p>
      <text:p text:style-name="P3">Cuenta con un procesador de texto (<text:span text:style-name="T4">Writer</text:span>), un editor de hojas de cálculo (<text:span text:style-name="T4">Calc</text:span>), un gestor de presentaciones (<text:span text:style-name="T4">Impress</text:span>), un gestor de bases de datos (<text:span text:style-name="T4">Base</text:span>), un editor de gráficos vectoriales (<text:span text:style-name="T4">Draw</text:span>) y un editor de fórmulas matemáticas (<text:span text:style-name="T4">Math</text:span>).</text:p>
      <text:p text:style-name="P3">Está diseñada para ser compatible con los principales paquetes ofimáticos, incluyendo Microsoft Office, aunque algunas características de diseño y atributos de formato son manejados de forma diferente o no son compatibles. LibreOffice está disponible en más de 120 idiomas (incluyendo español, catalán, vasco y gallego) y para diferentes sistemas operativos, incluyendo <text:span text:style-name="T2">Microsoft</text:span> <text:span text:style-name="T2">Windows</text:span>, <text:span text:style-name="T2">macOS</text:span> y <text:span text:style-name="T2">GNU/Linux </text:span>(incluyendo un visor de LibreOffice para <text:span text:style-name="T2">Android</text:span>), así como en forma de una <text:span text:style-name="T2">suite de oficina en línea</text:span>. Es la suite ofimática por defecto en las distribuciones Linux más populare<text:span text:style-name="T1">s.</text:span></text:p>
      <text:p text:style-name="P4">Entre enero de <text:span text:style-name="T2">2011</text:span> (la primera versión estable) y octubre de 2011, LibreOffice fue descargada aproximadamente 7,5 millones de veces. Desde mayo de 2011 hasta mayo de 2015, fue descargada 120 millones de veces, excluyendo las distribuciones de Linux, que desde mayo de 2014 hasta mayo de 2015 fueron 55 millones de veces descargadas.</text:p>
      <text:p text:style-name="P9">(Texto de prueba para expresiones regulares 15,78)</text:p>
      <text:h text:style-name="P10" text:outline-level="1">Historia</text:h>
      <text:p text:style-name="P4">El 28 de septiembre de 2010, un gran número de desarrolladores del proyecto <text:span text:style-name="T2">OpenOffice.org</text:span> formaron un grupo de desarrollo independiente denominado <text:span text:style-name="T2">The</text:span> <text:span text:style-name="T2">Document</text:span> <text:span text:style-name="T2">Foundation</text:span>. Este nuevo equipo publicó una bifurcación de <text:span text:style-name="T2">OpenOffice.org</text:span> a la que llamaron LibreOffice. La bifurcación fue creada ante los temores de que <text:span text:style-name="T2">Oracle</text:span> <text:span text:style-name="T2">Corporation</text:span>, después de comprar a Sun <text:span text:style-name="T2">Microsystems</text:span>, anterior patrocinador de <text:span text:style-name="T2">OpenOffice.org</text:span>, descontinuara la suite, como hizo con <text:span text:style-name="T2">OpenSolaris</text:span>. Se esperaba que el nombre «LibreOffice» fuera provisional, puesto que <text:span text:style-name="T2">Oracle</text:span> fue invitada a convertirse en miembro de <text:span text:style-name="T2">The</text:span> <text:span text:style-name="T2">Document</text:span> <text:span text:style-name="T2">Foundation</text:span> y se le pidió que donara la marca <text:span text:style-name="T2">OpenOffice.org</text:span> al proyecto.</text:p>
      <text:p text:style-name="P4">Oracle, en lugar de ello, rechazó el proyecto y exigió a todos los miembros del directorio de <text:span text:style-name="T2">OpenOffice.org</text:span> involucrados que renunciaran, alegando un conflicto de intereses. A finales de octubre de 2010, 33 voluntarios alemanes, no involucrados con el desarrollo, dejaron <text:span text:style-name="T2">OpenOffice.org</text:span> y se trasladaron a <text:span text:style-name="T2">The</text:span> <text:span text:style-name="T2">Document</text:span> <text:span text:style-name="T2">Foundation</text:span> para apoyar a LibreOffice.</text:p>
      <text:p text:style-name="P4"><text:soft-page-break/><text:span text:style-name="T2">The</text:span> <text:span text:style-name="T2">Document</text:span> <text:span text:style-name="T2">Foundation</text:span> recibió apoyo de parte de la antigua comunidad de <text:span text:style-name="T2">OpenOffice.org</text:span>, incluyendo a las empresas <text:span text:style-name="T2">Novell, Red Hat, Canonical y Google</text:span>. El objetivo es producir una suite ofimática independiente de cualquier proveedor, compatible con el formato de archivo <text:span text:style-name="T2">OpenDocument</text:span> (norma <text:span text:style-name="T2">ISO</text:span>) y sin ninguna obligación de atribución de la autoría del código a Sun ni a Oracle. En abril de 2011 Oracle anunció que abandonaba <text:span text:style-name="T2">OpenOffice</text:span>, cediéndolo a la <text:span text:style-name="T2">Apache</text:span> <text:span text:style-name="T2">Software</text:span> <text:span text:style-name="T2">Foundation</text:span>.</text:p>
      <text:p text:style-name="P4">En el ínterin surgió el proyecto <text:span text:style-name="T2">Go-oo</text:span>, que era una versión adaptada a partir de <text:span text:style-name="T2">OpenOffice.org</text:span> con algunas modificaciones y gestionada por Novell y otras empresas y utilizada como base en casi todas las distribuciones Linux. Sin embargo, el proyecto Go-oo fue abandonado en favor de LibreOffice2 y las mejoras que este proyecto realizó ahora están fusionadas en LibreOffice. Asimismo, se esperaba que otros proyectos se unieran también a LibreOffice.</text:p>
      <text:p text:style-name="P5">'<text:span text:style-name="T2">The</text:span> <text:span text:style-name="T2">Document</text:span> <text:span text:style-name="T2">Foundation</text:span>' se dirige a lanzar nuevas versiones de <text:span text:style-name="T2">LibreOffice</text:span> a un ritmo de una cada seis meses, de manera que cada lanzamiento se alinee con el calendario de publicación de nuevas versiones en marzo y septiembre de la mayoría del ecosistema del software libre. Uno de los objetivos de los desarrolladores de LibreOffice es la eliminación de código no utilizado, como señaló <text:span text:style-name="T2">Michael</text:span> <text:span text:style-name="T2">Meeks</text:span>, miembro del directorio de '<text:span text:style-name="T2">The</text:span> <text:span text:style-name="T2">Document</text:span> <text:span text:style-name="T2">Foundation</text:span>' y, anteriormente, desarrollador de OpenOffice.org. Desde septiembre hasta diciembre de 2011 se ha eliminado más de la mitad del código fuente que se sabe no utilizado en la suite.</text:p>
      <text:h text:style-name="P10" text:outline-level="1">Características</text:h>
      <text:h text:style-name="P7" text:outline-level="2">Plataformas</text:h>
      <text:p text:style-name="P6">LibreOffice está disponible en las plataformas de los siguientes sistemas operativos: Microsoft Windows, distribuciones de <text:span text:style-name="T2">GNU/Linux</text:span> y <text:span text:style-name="T2">macOS</text:span>. A su vez, puede ejecutarse en las arquitecturas <text:span text:style-name="T2">x86</text:span> y <text:span text:style-name="T2">x86</text:span>-<text:span text:style-name="T2">64</text:span>.</text:p>
      <text:h text:style-name="P7" text:outline-level="2">LibreOffice Online</text:h>
      <text:p text:style-name="P6">LibreOffice Online es la edición de suite de oficina en línea de LibreOffice. Ofrece edición colaborativa básica de documentos en un navegador web mediante la reutilización del “núcleo” de LibreOffice. Es fundamentalmente un servicio de servidor. El código fuente de LibreOffice Online se reveló por primera vez con la versión 5.3 de LibreOffice en febrero de 2017.</text:p>
      <text:h text:style-name="P7" text:outline-level="2">Formatos compatibles</text:h>
      <text:p text:style-name="P6">Además de escribir los documentos en un formato estándar <text:span text:style-name="T2">ISO</text:span> (<text:span text:style-name="T2">ISO/IEC 26300:2006,</text:span> <text:span text:style-name="T2">OpenDocument</text:span>), LibreOffice permite también importar y exportar documentos en varios formatos adicionales como, por ejemplo, los de <text:span text:style-name="T2">Microsoft</text:span> <text:span text:style-name="T2">Office</text:span>, <text:span text:style-name="T2">Rich</text:span> <text:span text:style-name="T2">Text</text:span> <text:span text:style-name="T2">Format</text:span> (.rtf), archivos de texto plano (.<text:span text:style-name="T2">txt</text:span>) poniéndole un formato predeterminado en el mismo LibreOffice, <text:span text:style-name="T2">Office</text:span> <text:span text:style-name="T2">Open</text:span> <text:span text:style-name="T2">XML</text:span> y <text:span text:style-name="T2">OpenOffice.org</text:span> <text:span text:style-name="T2">XML</text:span>, <text:span text:style-name="T2">Microsoft</text:span> <text:span text:style-name="T2">Works</text:span><text:span text:style-name="T2"><office:annotation><dc:creator>Juan Cepeda</dc:creator><dc:date>2019-06-13T15:37:03.526000000</dc:date><loext:sender-initials>JC</loext:sender-initials><text:p text:style-name="P12"><text:span text:style-name="T5">Aplicación similar a Microsoft Word con licencia privativa. Luego no se considera un software de licencia libre.</text:span></text:p></office:annotation></text:span> y <text:span text:style-name="T2">WordPerfect</text:span>. Además, puede exportar documentos <text:soft-page-break/>directamente a los formatos <text:span text:style-name="T2">PDF</text:span> y <text:span text:style-name="T2">SWF</text:span>. LibreOffice también cuenta con la capacidad de importar documentos en modo de «solo lectura» en los formatos <text:span text:style-name="T2">Unified</text:span> <text:span text:style-name="T2">Office</text:span> <text:span text:style-name="T2">Format</text:span>, <text:span text:style-name="T2">Data</text:span> <text:span text:style-name="T2">Interchange</text:span> <text:span text:style-name="T2">Format</text:span> y los formatos propios de <text:span text:style-name="T2">Lotus 1-2-3</text:span>, entre otros.</text:p>
      <text:h text:style-name="P7" text:outline-level="2">Formatos de archivos admitidos</text:h>
      <text:p text:style-name="P6">Tipos de formatos de archivos admitidos</text:p>
      <text:h text:style-name="P10" text:outline-level="1">Interfaz de usuario</text:h>
      <text:p text:style-name="P6">Desde su separación de OpenOffice.org en septiembre de 2010, LibreOffice siempre se caracterizó por tener una interfaz de usuario basada en menús y barras de herramientas, heredada de su progenitora <text:span text:style-name="T2">Openoffice.org</text:span>, muy similar a la de <text:span text:style-name="T2">Microsoft</text:span> <text:span text:style-name="T2">Office</text:span> <text:span text:style-name="T2">2003</text:span>. Sin embargo, ésta comienzó a cambiar a partir de la versión 6.0, con la que The Document Foundation muestra un nuevo enfoque orientado al desarrollo de una nueva interfaz, con el que busca renovarla casi por completo.</text:p>
      <text:p text:style-name="P6">Con la llegada de la versión 6.0, en febrero de 2018, se puso a disposición de los usuarios (aunque solamente como novedad experimental, hasta la actualidad) un nuevo concepto de interfaz de usuario denominado <text:span text:style-name="T2">MUFFIN</text:span> (acrónimo de <text:span text:style-name="T2">My User Friendly &amp; Flexible Interface:</text:span> Mi Interfaz de Usuario Amigable y Flexible), basado en pestañas y condensado en la llamada <text:span text:style-name="T2">NotebookBar</text:span>, muy al estilo del <text:span text:style-name="T2">Ribbon</text:span> o "cinta" de <text:span text:style-name="T2">Microsoft</text:span> <text:span text:style-name="T2">Office</text:span>, que engloba de forma alternativa a toda la interfaz de LibreOffice. Este cambio ha marcado un nuevo salto en la evolución de esta suite de oficina y, aunque todavía le hace falta cierto desarrollo, se puede apreciar que dicho paso significa una nueva visión de cara al futuro inmediato como resultado de un esfuerzo conjunto de desarrollo y diseño.</text:p>
      <text:h text:style-name="P10" text:outline-level="1">Últimas versiones</text:h>
      <text:p text:style-name="P6">Desde marzo de 2014 y a partir de la versión 4.2.2, constantemente existen dos versiones disponibles de LibreOffice interactuando en todo momento. Estas versiones sirven de guía para los usuarios finales, siendo diferenciadas de la siguiente manera:</text:p>
      <text:p text:style-name="P6">Última versión estable (<text:span text:style-name="T2">Estable</text:span>, <text:span text:style-name="T2">Still</text:span>). Es la versión más confiable para ser utilizada por los usuarios finales y en la que se han corregido los errores que iban surgiendo en la versión "en pruebas". Por lo tanto, es la más adecuada y recomendada para los usuarios finales.</text:p>
      <text:p text:style-name="P6">Última versión en pruebas (<text:span text:style-name="T2">Nuevo</text:span>, <text:span text:style-name="T2">Fresh</text:span>). Es la versión más reciente, la cual se encuentra disponible y operativa, aunque no por ello es la más recomendada ni confiable para los usuarios finales. Contiene las últimas actualizaciones, con sus mejoras, pero a su vez también puede contener errores de aplicación que estarán pendientes por solucionar y que se harán evidentes con el consiguiente uso de la aplicación.</text:p>
      <text:p text:style-name="P6"><text:soft-page-break/>En ese orden de ideas, la última versión estable y revisada es la 6.0.6, con un ciclo de mantenimiento que aún permanece activo, mientras que la última versión en pruebas es la 6.1, la cual apunta a ser lo suficientemente estable en los próximos meses, tiempo en el cual las aplicaciones de esta suite ofimática se irán depurando con las correcciones de fal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cm" loext:contextual-spacing="false" fo:line-height="115%"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justify" style:justify-single-word="false"/>
      <style:text-properties fo:color="#127622"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6a1816"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26a2" officeooo:paragraph-rsid="001c26a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21:27:15.921000000</meta:creation-date>
    <dc:date>2019-06-13T15:48:11.764000000</dc:date>
    <meta:editing-duration>PT5H33M45S</meta:editing-duration>
    <meta:editing-cycles>14</meta:editing-cycles>
    <meta:generator>LibreOffice/5.4.4.2$Windows_X86_64 LibreOffice_project/2524958677847fb3bb44820e40380acbe820f960</meta:generator>
    <dc:creator>Juan Cepeda</dc:creator>
    <meta:document-statistic meta:table-count="0" meta:image-count="0" meta:object-count="0" meta:page-count="4" meta:paragraph-count="30" meta:word-count="1282" meta:character-count="8310" meta:non-whitespace-character-count="7058"/>
  </office:meta>
</office:document-meta>
</file>